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4" style:family="paragraph" style:parent-style-name="Preformatted_20_Text">
      <style:text-properties fo:color="#ffffff" loext:opacity="100%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6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7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8" style:family="paragraph" style:parent-style-name="Preformatted_20_Text">
      <style:text-properties fo:color="#ffffff" loext:opacity="100%" style:text-line-through-style="solid" style:text-line-through-type="single" fo:font-weight="normal" officeooo:rsid="0096a559" officeooo:paragraph-rsid="002d5927" style:font-weight-asian="normal" style:font-weight-complex="normal"/>
    </style:style>
    <style:style style:name="P9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10" style:family="paragraph" style:parent-style-name="Preformatted_20_Text">
      <style:text-properties fo:color="#ffffff" loext:opacity="100%" style:text-line-through-style="solid" style:text-line-through-type="single"/>
    </style:style>
    <style:style style:name="P11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12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13" style:family="paragraph" style:parent-style-name="Preformatted_20_Text">
      <style:text-properties fo:color="#ffffff" loext:opacity="100%" fo:font-weight="normal" officeooo:rsid="00163630" officeooo:paragraph-rsid="002d5927" style:font-weight-asian="normal" style:font-weight-complex="normal"/>
    </style:style>
    <style:style style:name="P14" style:family="paragraph" style:parent-style-name="Preformatted_20_Text">
      <style:text-properties fo:color="#ffffff" loext:opacity="100%" fo:font-weight="normal" officeooo:rsid="00176266" officeooo:paragraph-rsid="002d5927" style:font-weight-asian="normal" style:font-weight-complex="normal"/>
    </style:style>
    <style:style style:name="P15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16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17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18" style:family="paragraph" style:parent-style-name="Preformatted_20_Text">
      <style:text-properties fo:color="#ffffff" loext:opacity="100%" fo:font-weight="normal" officeooo:rsid="0030aa82" officeooo:paragraph-rsid="0030aa82" style:font-weight-asian="normal" style:font-weight-complex="normal"/>
    </style:style>
    <style:style style:name="P19" style:family="paragraph" style:parent-style-name="Preformatted_20_Text">
      <style:text-properties fo:color="#ffffff" loext:opacity="100%" fo:font-weight="normal" officeooo:rsid="00329eff" officeooo:paragraph-rsid="00329eff" style:font-weight-asian="normal" style:font-weight-complex="normal"/>
    </style:style>
    <style:style style:name="P20" style:family="paragraph" style:parent-style-name="Preformatted_20_Text">
      <style:text-properties fo:color="#ffffff" loext:opacity="100%" fo:font-weight="normal" officeooo:rsid="00364f14" officeooo:paragraph-rsid="00364f14" style:font-weight-asian="normal" style:font-weight-complex="normal"/>
    </style:style>
    <style:style style:name="P21" style:family="paragraph" style:parent-style-name="Preformatted_20_Text">
      <style:text-properties fo:color="#ffffff" loext:opacity="100%" fo:font-weight="normal" officeooo:rsid="0037dddb" officeooo:paragraph-rsid="0037dddb" style:font-weight-asian="normal" style:font-weight-complex="normal"/>
    </style:style>
    <style:style style:name="P22" style:family="paragraph" style:parent-style-name="Preformatted_20_Text">
      <style:text-properties fo:color="#ffffff" loext:opacity="100%" officeooo:rsid="000a6025" officeooo:paragraph-rsid="000a6025"/>
    </style:style>
    <style:style style:name="P23" style:family="paragraph" style:parent-style-name="Preformatted_20_Text">
      <style:text-properties fo:color="#ffffff" loext:opacity="100%" officeooo:rsid="000542c3" officeooo:paragraph-rsid="000542c3"/>
    </style:style>
    <style:style style:name="P24" style:family="paragraph" style:parent-style-name="Preformatted_20_Text">
      <style:text-properties fo:color="#ffffff" loext:opacity="100%" officeooo:rsid="0008b389" officeooo:paragraph-rsid="0008b389"/>
    </style:style>
    <style:style style:name="P25" style:family="paragraph" style:parent-style-name="Preformatted_20_Text">
      <style:text-properties fo:color="#ffffff" loext:opacity="100%" officeooo:rsid="000bd301" officeooo:paragraph-rsid="000bd301"/>
    </style:style>
    <style:style style:name="P26" style:family="paragraph" style:parent-style-name="Preformatted_20_Text">
      <style:text-properties fo:color="#ffffff" loext:opacity="100%" officeooo:paragraph-rsid="000542c3"/>
    </style:style>
    <style:style style:name="P27" style:family="paragraph" style:parent-style-name="Preformatted_20_Text">
      <style:text-properties fo:color="#ffffff" loext:opacity="100%" officeooo:rsid="001581df" officeooo:paragraph-rsid="001581df"/>
    </style:style>
    <style:style style:name="P28" style:family="paragraph" style:parent-style-name="Preformatted_20_Text">
      <style:text-properties fo:color="#ffffff" loext:opacity="100%" officeooo:rsid="0014e081" officeooo:paragraph-rsid="0014e081"/>
    </style:style>
    <style:style style:name="P2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2d5927" style:font-weight-asian="normal" style:font-weight-complex="normal"/>
    </style:style>
    <style:style style:name="P30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2d5927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  <style:style style:name="T11" style:family="text">
      <style:text-properties officeooo:rsid="00eaf813"/>
    </style:style>
    <style:style style:name="T12" style:family="text">
      <style:text-properties officeooo:rsid="0094dc15"/>
    </style:style>
    <style:style style:name="T13" style:family="text">
      <style:text-properties officeooo:rsid="001f18eb"/>
    </style:style>
    <style:style style:name="T14" style:family="text">
      <style:text-properties officeooo:rsid="003498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4">- make the calculator containers in <text:s/>css and html, one for the previous result, and one for the current calculation.</text:p>
      <text:p text:style-name="P4">numbers 0 - 9</text:p>
      <text:p text:style-name="P4">+ - * /</text:p>
      <text:p text:style-name="P4">=</text:p>
      <text:p text:style-name="P4">C CE</text:p>
      <text:p text:style-name="P4">ANS</text:p>
      <text:p text:style-name="P4"/>
      <text:p text:style-name="P4">- give each of the containers in html an ID and a class</text:p>
      <text:p text:style-name="P4"/>
      <text:p text:style-name="P4">- divide the JS file into the following categories:</text:p>
      <text:p text:style-name="P4"><text:tab/>- variable declarations</text:p>
      <text:p text:style-name="P4"><text:tab/><text:tab/>* node declarations<text:tab/><text:tab/></text:p>
      <text:p text:style-name="P4"><text:tab/><text:tab/><text:tab/>- numbers</text:p>
      <text:p text:style-name="P4"><text:tab/><text:tab/><text:tab/>- operators</text:p>
      <text:p text:style-name="P4"><text:tab/><text:tab/><text:tab/>- others</text:p>
      <text:p text:style-name="P4"><text:tab/><text:tab/>* other global variables</text:p>
      <text:p text:style-name="P4"><text:tab/>- functions</text:p>
      <text:p text:style-name="P4"><text:tab/><text:tab/>* utility functions</text:p>
      <text:p text:style-name="P4"><text:tab/><text:tab/>* controller functions</text:p>
      <text:p text:style-name="P4"><text:tab/>- DOM generation</text:p>
      <text:p text:style-name="P4"><text:tab/><text:tab/>- node creation</text:p>
      <text:p text:style-name="P4"><text:tab/><text:tab/>- listeners</text:p>
      <text:p text:style-name="P4">---------------------------------------------------</text:p>
      <text:p text:style-name="P4"/>
      <text:p text:style-name="P4">- connect all the buttons to listeners and variables</text:p>
      <text:p text:style-name="P4"/>
      <text:p text:style-name="P4">- make object variables called num1, num2, operator, and, currentNum.</text:p>
      <text:p text:style-name="P4"/>
      <text:p text:style-name="P4">make it so that when you press numbers, that they keep concatenating to num1, and that then currentNum is displayed</text:p>
      <text:p text:style-name="P4"/>
      <text:p text:style-name="P4">- make a variable called testVar, which is num1 + operator + num2</text:p>
      <text:p text:style-name="P4"/>
      <text:p text:style-name="P4">- make a function called switchNum, which toggles the other num variable as = currentNum</text:p>
      <text:p text:style-name="P4"/>
      <text:p text:style-name="P4">- make a function called operator, which, for now, invokes switchNum when an operator is pressed</text:p>
      <text:p text:style-name="P4"/>
      <text:p text:style-name="P4">- version 1.1:</text:p>
      <text:p text:style-name="P4">make num1, operator, num2 always displayed on the display</text:p>
      <text:p text:style-name="P4"/>
      <text:p text:style-name="P4">- make a function called updateDisplay, which makes the textcontent of the display be:</text:p>
      <text:p text:style-name="P4">num1 " " operator " " num2</text:p>
      <text:p text:style-name="P4"/>
      <text:p text:style-name="P4">add to the </text:p>
      <text:p text:style-name="P4"/>
      <text:p text:style-name="P4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4"/>
      <text:p text:style-name="P4">- let the function "operator" take the operator as a parameter, and calls the corresponding operator function. see if you can just log the function name by calling it with different parameters</text:p>
      <text:p text:style-name="P4"/>
      <text:p text:style-name="P4">- make functions for:</text:p>
      <text:p text:style-name="P4"><text:soft-page-break/>add</text:p>
      <text:p text:style-name="P4">subtract</text:p>
      <text:p text:style-name="P4">multiply</text:p>
      <text:p text:style-name="P4">divide</text:p>
      <text:p text:style-name="P4"/>
      <text:p text:style-name="P4">at the end of every operator function, change ans to the result</text:p>
      <text:p text:style-name="P4"/>
      <text:p text:style-name="P4"><text:tab/>* they save the result in variable ans</text:p>
      <text:p text:style-name="P4"/>
      <text:p text:style-name="P4">- write an calcSimpleAnswer function, that just has to work with "num_operator_num"</text:p>
      <text:p text:style-name="P4"/>
      <text:p text:style-name="P4">- write a function called clearEntry</text:p>
      <text:p text:style-name="P4"/>
      <text:p text:style-name="P4">- connect clearEntry to calcAnswer</text:p>
      <text:p text:style-name="P4"/>
      <text:p text:style-name="P4">- write function displayResult, which displays ans</text:p>
      <text:p text:style-name="P4"/>
      <text:p text:style-name="P4"/>
      <text:p text:style-name="P4">extra: add a C button to clear all variables</text:p>
      <text:p text:style-name="P4">add CE to clear num1, num2, currentNum variables</text:p>
      <text:p text:style-name="P4"/>
      <text:p text:style-name="P5">- part <text:span text:style-name="T5">3</text:span>: make the evaluated calculation an array, in which each item is calculated by its relative position to an operator<text:span text:style-name="T4">.</text:span></text:p>
      <text:p text:style-name="P6"/>
      <text:p text:style-name="P6">for each item in the array, check it for operators</text:p>
      <text:p text:style-name="P6"/>
      <text:p text:style-name="P6">when the operator is found, run the value in front and behind through the calculation (check if it is a number)</text:p>
      <text:p text:style-name="P6"/>
      <text:p text:style-name="P11"><text:span text:style-name="T6">run the result again through the arrayCalculation, and once it has become 1</text:span> <text:span text:style-name="T6">value, let ans be the result</text:span></text:p>
      <text:p text:style-name="P4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4"/>
      <text:p text:style-name="P9"><text:span text:style-name="T1">- </text:span>make a<text:span text:style-name="T2">n</text:span> ANS function</text:p>
      <text:p text:style-name="P22">what does an ans function need to be able to do:</text:p>
      <text:p text:style-name="P22">make the currently selected variable the previous answer.</text:p>
      <text:p text:style-name="P22"/>
      <text:p text:style-name="P22">think about what all the the functions need to do, and give them the code to do it.</text:p>
      <text:p text:style-name="P22"/>
      <text:p text:style-name="P22"/>
      <text:p text:style-name="P23"><text:s text:c="2"/>* debug the hell out of it</text:p>
      <text:p text:style-name="P24"><text:tab/>different situations for an ANS</text:p>
      <text:p text:style-name="P25">if the screen is empty, just make num1 &amp; currentNum ANS,</text:p>
      <text:p text:style-name="P25">If there is any content in num1, empty it and make it ANS</text:p>
      <text:p text:style-name="P25">if there is an operator, make num2 ANS</text:p>
      <text:p text:style-name="P12"/>
      <text:p text:style-name="P26"/>
      <text:p text:style-name="P26"/>
      <text:p text:style-name="P4"/>
      <text:p text:style-name="P1">- part <text:span text:style-name="T3">5</text:span>:</text:p>
      <text:p text:style-name="P1">make it able to handle errors</text:p>
      <text:p text:style-name="P16"/>
      <text:p text:style-name="P7"/>
      <text:p text:style-name="P10">- make a function called errorCheckEquals, errorCheckOperator, errorCheckNumber which will contain all the checks for each.</text:p>
      <text:p text:style-name="P4"/>
      <text:p text:style-name="P10">- make functions that check for error-inducing behavior, add them to the controller functions to first check for errors</text:p>
      <text:p text:style-name="P10"><text:tab/></text:p>
      <text:p text:style-name="P4"><text:soft-page-break/><text:tab/>- operator:</text:p>
      <text:p text:style-name="P4"><text:tab/><text:tab/>* was the operator pressed without any previous content?</text:p>
      <text:p text:style-name="P4"><text:tab/><text:tab/><text:tab/>- is there a previous ans, fill in ANS, otherwise</text:p>
      <text:p text:style-name="P4"><text:tab/><text:tab/><text:tab/>- remove the operator</text:p>
      <text:p text:style-name="P4"><text:tab/><text:span text:style-name="T6"><text:tab/>* are there 2 operators </text:span><text:span text:style-name="T7">in a row?</text:span></text:p>
      <text:p text:style-name="P4"><text:span text:style-name="T6"><text:tab/><text:tab/><text:tab/></text:span><text:span text:style-name="T7">remove the previous ones</text:span></text:p>
      <text:p text:style-name="P4"><text:tab/>- equals:</text:p>
      <text:p text:style-name="P4"><text:tab/><text:tab/>* is there any content on the screen, if not, return 0</text:p>
      <text:p text:style-name="P4"><text:tab/><text:tab/>* is there only a number on the screen, then return the number</text:p>
      <text:p text:style-name="P4"><text:tab/>- number:</text:p>
      <text:p text:style-name="P4"><text:tab/><text:tab/>* is the total length of the calculation bigger than the screen <text:tab/><text:tab/><text:tab/>length, don't allow the new number</text:p>
      <text:p text:style-name="P4"/>
      <text:p text:style-name="P4">- make a function called errorCheck calcAnswer</text:p>
      <text:p text:style-name="P4"><text:tab/></text:p>
      <text:p text:style-name="P4"/>
      <text:p text:style-name="P4"/>
      <text:p text:style-name="P4"/>
      <text:p text:style-name="P4"/>
      <text:p text:style-name="P4">style the calculator exactly like an oldschool calculator, with some shine on the keys</text:p>
      <text:p text:style-name="P4">and a slight curve on the sides</text:p>
      <text:p text:style-name="P4"/>
      <text:p text:style-name="P4">-------</text:p>
      <text:p text:style-name="P4"/>
      <text:p text:style-name="P27">add the option for different ways to write variables (* and x)</text:p>
      <text:p text:style-name="P4"/>
      <text:p text:style-name="P28">make negative numbers possible</text:p>
      <text:p text:style-name="P4"/>
      <text:p text:style-name="P4">bonus:</text:p>
      <text:p text:style-name="P4">take away as many global variables as possible</text:p>
      <text:p text:style-name="P4">make everything const of possible</text:p>
      <text:p text:style-name="P4"/>
      <text:p text:style-name="P4">error fixing:</text:p>
      <text:p text:style-name="P4">make C not delete ANS entries again and again, on the currently displayed result.</text:p>
      <text:p text:style-name="P4">maybe if ANS[0] == displayBottom.textContent <text:s/>remove first element?</text:p>
      <text:p text:style-name="P4">make sure the that ANS only displays the current calculated value</text:p>
      <text:p text:style-name="P4"/>
      <text:p text:style-name="P2">to add an operator:</text:p>
      <text:p text:style-name="P13"><text:span text:style-name="T11">- </text:span>add the operator to the operatorObject + different ways that it can be written</text:p>
      <text:p text:style-name="P14"><text:span text:style-name="T11">- </text:span>write a way to check for this operator in the check<text:span text:style-name="T12">Symbol</text:span>()<text:span text:style-name="T11"> : put it before any other signs that are smaller and might actually get confused with this sign.</text:span></text:p>
      <text:p text:style-name="P8"><text:span text:style-name="T11">- </text:span>make a way to write this in makeSymbolString</text:p>
      <text:p text:style-name="P29"><text:span text:style-name="T11">- </text:span>add the calculation in the doCalculation function</text:p>
      <text:p text:style-name="P30">- <text:span text:style-name="T13">think about possible errors, and add these in checkForErrors()</text:span></text:p>
      <text:p text:style-name="P15"/>
      <text:p text:style-name="P3">errors:</text:p>
      <text:p text:style-name="P17">ans disappears after it was typed</text:p>
      <text:p text:style-name="P17">you can't start a calculation with <text:span text:style-name="T10">an operator.</text:span><text:span text:style-name="T8"> fill in the ans value, otherwise </text:span><text:span text:style-name="T9">rmeove value in calculation</text:span></text:p>
      <text:p text:style-name="P17"/>
      <text:p text:style-name="P18">MEES:</text:p>
      <text:p text:style-name="P19">wortels hoeveelheden</text:p>
      <text:p text:style-name="P19">sin cos tan</text:p>
      <text:p text:style-name="P19">inverse sin cos tan</text:p>
      <text:p text:style-name="P19">e5 (e<text:span text:style-name="T14">xponential</text:span>)</text:p>
      <text:p text:style-name="P19"/>
      <text:p text:style-name="P20">12:sine</text:p>
      <text:p text:style-name="P20">13:cosine</text:p>
      <text:p text:style-name="P20">14:tang</text:p>
      <text:p text:style-name="P20">15:aSine</text:p>
      <text:p text:style-name="P20">16:aCos</text:p>
      <text:p text:style-name="P20">17:aTan</text:p>
      <text:p text:style-name="P20"><text:soft-page-break/></text:p>
      <text:p text:style-name="P21">multiple these:</text:p>
      <text:p text:style-name="P21">(</text:p>
      <text:p text:style-name="P21">pi</text:p>
      <text:p text:style-name="P21">trigFuc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00:03:01.740478796</dc:date>
    <meta:editing-duration>P1DT5H28M27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4" meta:paragraph-count="121" meta:word-count="903" meta:character-count="5070" meta:non-whitespace-character-count="4226"/>
  </office:meta>
</office:document-meta>
</file>